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1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542bd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55e24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>
      <style:paragraph-properties fo:text-align="start" style:justify-single-word="false"/>
      <style:text-properties officeooo:paragraph-rsid="0055e24e"/>
    </style:style>
    <style:style style:name="P7" style:family="paragraph" style:parent-style-name="Standard">
      <style:paragraph-properties fo:text-align="start" style:justify-single-word="false"/>
      <style:text-properties officeooo:paragraph-rsid="004be142"/>
    </style:style>
    <style:style style:name="P8" style:family="paragraph" style:parent-style-name="Standard">
      <style:paragraph-properties fo:text-align="start" style:justify-single-word="false"/>
      <style:text-properties officeooo:paragraph-rsid="00503f01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55e24e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55e24e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567f08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571aa6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571aa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142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55e24e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5e24e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542bd9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55e24e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0571aa6"/>
    </style:style>
    <style:style style:name="P20" style:family="paragraph" style:parent-style-name="Standard" style:list-style-name="L6">
      <style:paragraph-properties fo:text-align="start" style:justify-single-word="false"/>
      <style:text-properties officeooo:paragraph-rsid="00567f08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55e24e" officeooo:paragraph-rsid="0055e24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5e24e" officeooo:paragraph-rsid="0055e24e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55e24e" officeooo:paragraph-rsid="0055e24e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567f08" officeooo:paragraph-rsid="00567f08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5a08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5</text:span><text:span text:style-name="T6">0</text:span><text:span text:style-name="T12">2</text:span><text:span text:style-name="T4"> - </text:span><text:span text:style-name="T2">A/G</text:span><text:span text:style-name="T3"> - </text:span><text:span text:style-name="T7">Using </text:span><text:span text:style-name="T8">LITENING pod TGP</text:span></text:p>
      <text:p text:style-name="P1"/>
      <text:p text:style-name="P7"><text:span text:style-name="T8">TGP</text:span><text:span text:style-name="T17"> switch ... </text:span><text:span text:style-name="T7">ON</text:span><text:span text:style-name="T17"> </text:span><text:span text:style-name="T21">(</text:span><text:span text:style-name="T22">left instrument panel</text:span><text:span text:style-name="T21">)</text:span><text:span text:style-name="T23">, takes 60 seconds to warm up</text:span></text:p>
      <text:p text:style-name="P6"><text:span text:style-name="T24">L</text:span><text:span text:style-name="T26">ASER</text:span><text:span text:style-name="T22"> switch ... </text:span><text:span text:style-name="T25">ARM</text:span><text:span text:style-name="T22"> (left instrument panel)</text:span></text:p>
      <text:p text:style-name="P2"/>
      <text:p text:style-name="P8"><text:span text:style-name="T9">Designate a target with </text:span><text:span text:style-name="T8">TGP</text:span></text:p>
      <text:list xml:id="list3001126023" text:style-name="L1">
        <text:list-item>
          <text:p text:style-name="P9">On <text:span text:style-name="T27">right MFD</text:span>, go to <text:span text:style-name="T27">TGP</text:span> page either by pressing <text:span text:style-name="T27">TGP</text:span> OSB, or with <text:span text:style-name="T27">Coolie Hat right short</text:span> (<text:span text:style-name="T27">Dish Hat right short</text:span>) to cycle pages.</text:p>
        </text:list-item>
        <text:list-item>
          <text:p text:style-name="P15"><text:span text:style-name="T18">Press </text:span><text:span text:style-name="T9">Coolie Hat </text:span><text:span text:style-name="T8">right long</text:span><text:span text:style-name="T15"> (</text:span><text:span text:style-name="T9">Dish Hat </text:span><text:span text:style-name="T8">right long</text:span><text:span text:style-name="T15">) to put SOI in </text:span><text:span text:style-name="T8">TGP</text:span><text:span text:style-name="T18"> MFD</text:span><text:span text:style-name="T15">.</text:span></text:p>
        </text:list-item>
        <text:list-item>
          <text:p text:style-name="P15"><text:span text:style-name="T14">C</text:span><text:span text:style-name="T18">ontrols with </text:span><text:span text:style-name="T8">TGP</text:span><text:span text:style-name="T18"> as </text:span><text:span text:style-name="T8">SOI</text:span><text:span text:style-name="T18">:</text:span></text:p>
        </text:list-item>
      </text:list>
      <text:list xml:id="list404766337" text:style-name="L2">
        <text:list-item>
          <text:list>
            <text:list-item>
              <text:p text:style-name="P21"><text:span text:style-name="T1">Slew</text:span><text:span text:style-name="T13"> ... </text:span><text:span text:style-name="T1">TDC Ministick</text:span></text:p>
            </text:list-item>
            <text:list-item>
              <text:p text:style-name="P21"><text:span text:style-name="T1">Zoom</text:span><text:span text:style-name="T13"> ... </text:span><text:span text:style-name="T1">DMS forward/aft</text:span><text:span text:style-name="T13"> (</text:span><text:span text:style-name="T1">Middle Finger Hat up/down</text:span><text:span text:style-name="T13">)</text:span></text:p>
            </text:list-item>
            <text:list-item>
              <text:p text:style-name="P21"><text:span text:style-name="T1">FOV toggle</text:span><text:span text:style-name="T13"> ... </text:span><text:span text:style-name="T1">China Hat forward short</text:span><text:span text:style-name="T13"> (</text:span><text:span text:style-name="T1">Front Thumb Button press short</text:span><text:span text:style-name="T13">)</text:span></text:p>
            </text:list-item>
            <text:list-item>
              <text:p text:style-name="P21"><text:span text:style-name="T1">Point/Area track</text:span><text:span text:style-name="T13"> </text:span><text:span text:style-name="T20">toggle </text:span><text:span text:style-name="T13">... </text:span><text:span text:style-name="T1">TMS up short</text:span><text:span text:style-name="T13"> (</text:span><text:span text:style-name="T1">Gray Reset Hat forward short</text:span><text:span text:style-name="T13">)</text:span></text:p>
            </text:list-item>
            <text:list-item>
              <text:p text:style-name="P21"><text:span text:style-name="T1">Set SPI at crosshairs</text:span><text:span text:style-name="T13"> ... </text:span><text:span text:style-name="T1">TMS up long</text:span><text:span text:style-name="T13"> (</text:span><text:span text:style-name="T1">Gray Reset Hat forward long</text:span><text:span text:style-name="T13">)</text:span></text:p>
            </text:list-item>
            <text:list-item>
              <text:p text:style-name="P16"><text:span text:style-name="T8">Reset to boresight</text:span><text:span text:style-name="T18"> ... </text:span><text:span text:style-name="T8">China Hat aft short</text:span><text:span text:style-name="T18"> (</text:span><text:span text:style-name="T8">Rear Thumb Button press short</text:span><text:span text:style-name="T18">)</text:span></text:p>
            </text:list-item>
            <text:list-item>
              <text:p text:style-name="P16"><text:span text:style-name="T8">Reset to steerpoint</text:span><text:span text:style-name="T18"> ... </text:span><text:span text:style-name="T8">China Hat aft long</text:span><text:span text:style-name="T18"> (</text:span><text:span text:style-name="T8">Rear Thumb Button press long</text:span><text:span text:style-name="T18">)</text:span></text:p>
            </text:list-item>
            <text:list-item>
              <text:p text:style-name="P16"><text:span text:style-name="T8">Reset to SPI</text:span><text:span text:style-name="T18"> ... </text:span><text:span text:style-name="T8">China Hat forward long</text:span><text:span text:style-name="T18"> (</text:span><text:span text:style-name="T8">Front Thumb Button press long</text:span><text:span text:style-name="T18">)</text:span></text:p>
            </text:list-item>
            <text:list-item>
              <text:p text:style-name="P21"><text:span text:style-name="T1">FLIR/CCD mode</text:span><text:span text:style-name="T13"> ... </text:span><text:span text:style-name="T1">Boat Switch forward/aft</text:span><text:span text:style-name="T13"> (</text:span><text:span text:style-name="T1">Pinky Switch down/up</text:span><text:span text:style-name="T13">) for </text:span><text:span text:style-name="T1">FLIR BHOT/WHOT</text:span><text:span text:style-name="T13">, </text:span><text:span text:style-name="T1">Boat Switch center</text:span><text:span text:style-name="T13"> (</text:span><text:span text:style-name="T1">Pinky Switch press</text:span><text:span text:style-name="T13">) for </text:span><text:span text:style-name="T1">CCD</text:span><text:span text:style-name="T13"> (TV mode).</text:span></text:p>
            </text:list-item>
          </text:list>
        </text:list-item>
      </text:list>
      <text:list xml:id="list135318696303544" text:continue-list="list3001126023" text:style-name="L1">
        <text:list-item>
          <text:p text:style-name="P22"><text:span text:style-name="T13">When pointed at the target, press </text:span><text:span text:style-name="T1">TMS up short</text:span><text:span text:style-name="T13"> (</text:span><text:span text:style-name="T1">Gray Reset Hat forward short</text:span><text:span text:style-name="T13">) to set point or area track, and then </text:span><text:span text:style-name="T1">TMS up long</text:span><text:span text:style-name="T13"> (</text:span><text:span text:style-name="T1">Gray Reset Hat forward long</text:span><text:span text:style-name="T13">) to set </text:span><text:span text:style-name="T1">SPI</text:span><text:span text:style-name="T13">.</text:span></text:p>
        </text:list-item>
      </text:list>
      <text:p text:style-name="P2"/>
      <text:p text:style-name="P3">Share your SPI with other flight members</text:p>
      <text:list xml:id="list3225262818" text:style-name="L3">
        <text:list-item>
          <text:p text:style-name="P17"><text:span text:style-name="T16">When you have a SPI, press </text:span><text:span text:style-name="T9">TMS long left</text:span><text:span text:style-name="T15"> (</text:span><text:span text:style-name="T9">Middle Finger Hat long left</text:span><text:span text:style-name="T15">)</text:span><text:span text:style-name="T16"> to broadcast it.</text:span><text:span text:style-name="T15"> </text:span><text:span text:style-name="T16">(</text:span><text:span text:style-name="T15">TAD page shows SPI ON.</text:span><text:span text:style-name="T16">)</text:span></text:p>
        </text:list-item>
      </text:list>
      <text:p text:style-name="P2"/>
      <text:p text:style-name="P4">Change laser code and fire laser</text:p>
      <text:list xml:id="list2922960232" text:style-name="L4">
        <text:list-item>
          <text:p text:style-name="P10">Change laser code:</text:p>
          <text:list>
            <text:list-item>
              <text:p text:style-name="P18"><text:span text:style-name="T18">Press </text:span><text:span text:style-name="T8">CNTL</text:span><text:span text:style-name="T18"> OSB.</text:span></text:p>
            </text:list-item>
            <text:list-item>
              <text:p text:style-name="P23"><text:span text:style-name="T13">Enter new laser code in </text:span><text:span text:style-name="T1">UFC scratchpad</text:span><text:span text:style-name="T13">, then press </text:span><text:span text:style-name="T1">L3 OSB</text:span><text:span text:style-name="T13"> to update the laser code.</text:span></text:p>
            </text:list-item>
            <text:list-item>
              <text:p text:style-name="P23"><text:span text:style-name="T13">Press </text:span><text:span text:style-name="T1">RTN</text:span><text:span text:style-name="T13"> OSB to return to main screen.</text:span></text:p>
            </text:list-item>
          </text:list>
        </text:list-item>
        <text:list-item>
          <text:p text:style-name="P18"><text:span text:style-name="T18">Fire the laser</text:span><text:span text:style-name="T19"> with </text:span><text:span text:style-name="T8">NWS button</text:span><text:span text:style-name="T18"> (</text:span><text:span text:style-name="T8">Flip Down Trigger</text:span><text:span text:style-name="T18">)</text:span><text:span text:style-name="T19">. <text:s/>On the MFD, "</text:span><text:span text:style-name="T10">L</text:span><text:span text:style-name="T19">" will be flashing when laser is firing.</text:span></text:p>
        </text:list-item>
      </text:list>
      <text:list xml:id="list117613389" text:style-name="L5">
        <text:list-item>
          <text:list>
            <text:list-item>
              <text:p text:style-name="P19"><text:span text:style-name="T19">C</text:span><text:span text:style-name="T20">hange NWS button to fire laser only while held or to toggle laser firing with </text:span><text:span text:style-name="T11">CNTL</text:span><text:span text:style-name="T20"> OSB, </text:span><text:span text:style-name="T11">LATCH</text:span><text:span text:style-name="T20"> OSB. <text:s/></text:span><text:span text:style-name="T11">ON</text:span><text:span text:style-name="T20"> = NWS toggles laser, </text:span><text:span text:style-name="T11">OFF</text:span><text:span text:style-name="T20"> = laser fires only while NWS is held.</text:span></text:p>
            </text:list-item>
          </text:list>
        </text:list-item>
      </text:list>
      <text:p text:style-name="P2"/>
      <text:p text:style-name="P2">Display</text:p>
      <text:list xml:id="list1131390568" text:style-name="L6">
        <text:list-item>
          <text:p text:style-name="P20"><text:span text:style-name="T20">Below crosshairs is </text:span><text:span text:style-name="T19">the tracking mode, laser status, and range with range source:</text:span></text:p>
          <text:list>
            <text:list-item>
              <text:p text:style-name="P11">Tracking mode: <text:span text:style-name="T27">AREA</text:span>, <text:span text:style-name="T27">POINT</text:span>, <text:span text:style-name="T27">INR-A</text:span> (inertial area, masked), <text:span text:style-name="T27">INR-P</text:span> (ditto, point), or <text:span text:style-name="T27">INR</text:span></text:p>
            </text:list-item>
            <text:list-item>
              <text:p text:style-name="P20"><text:span text:style-name="T19">Laser status: </text:span><text:span text:style-name="T10">P</text:span><text:span text:style-name="T19">=Pointer, </text:span><text:span text:style-name="T10">L</text:span><text:span text:style-name="T19">=Laser, </text:span><text:span text:style-name="T10">B</text:span><text:span text:style-name="T19">=Both pointer and laser, (</text:span><text:span text:style-name="T10">T</text:span><text:span text:style-name="T19"> prefix=Training)</text:span></text:p>
              <text:list>
                <text:list-item>
                  <text:p text:style-name="P24"><text:span text:style-name="T1">Flashing</text:span><text:span text:style-name="T13"> laser status letter means laser is firing.</text:span></text:p>
                </text:list-item>
              </text:list>
            </text:list-item>
            <text:list-item>
              <text:p text:style-name="P24"><text:span text:style-name="T13">Range is slant range to target, and range source is: </text:span><text:span text:style-name="T1">L</text:span><text:span text:style-name="T13">=laser range, </text:span><text:span text:style-name="T1">T</text:span><text:span text:style-name="T13">=trigonometric range, </text:span><text:span text:style-name="T1">E</text:span><text:span text:style-name="T13">=pod is slewing and not tracking a target</text:span></text:p>
            </text:list-item>
          </text:list>
        </text:list-item>
        <text:list-item>
          <text:p text:style-name="P13">Yardstick number is to the right of the crosshairs, shows distance of right crosshair bar on the ground.</text:p>
        </text:list-item>
        <text:list-item>
          <text:p text:style-name="P12">Bottom of screen shows coordinates of crosshairs. <text:s/>(Format can be changed in <text:span text:style-name="T27">CNTL</text:span> OSB, <text:span text:style-name="T27">R2 OSB</text:span>.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21T13:53:17.088000000</dc:date>
    <meta:editing-duration>PT11H36M20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467" meta:character-count="2496" meta:non-whitespace-character-count="2087"/>
  </office:meta>
</office:document-meta>
</file>